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3000000235149F9754349BF83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Times New Roman" svg:font-family="'Times New Roman'" style:font-adornments="Normal" style:font-family-generic="roman"/>
    <style:font-face style:name="Liberation Mono" svg:font-family="'Liberation Mono'" style:font-family-generic="modern" style:font-pitch="fixed"/>
    <style:font-face style:name="Andale Sans UI1" svg:font-family="'Andale Sans UI', 'Arial Unicode MS'" style:font-pitch="variable"/>
    <style:font-face style:name="Bitstream Vera Sans"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3cm" table:align="left" style:writing-mode="lr-tb"/>
    </style:style>
    <style:style style:name="Tableau1.A" style:family="table-column">
      <style:table-column-properties style:column-width="2.626cm"/>
    </style:style>
    <style:style style:name="Tableau1.B" style:family="table-column">
      <style:table-column-properties style:column-width="3.302cm"/>
    </style:style>
    <style:style style:name="Tableau1.C" style:family="table-column">
      <style:table-column-properties style:column-width="4.064cm"/>
    </style:style>
    <style:style style:name="Tableau1.D" style:family="table-column">
      <style:table-column-properties style:column-width="7.038cm"/>
    </style:style>
    <style:style style:name="Tableau1.1" style:family="table-row">
      <style:table-row-properties fo:keep-together="auto"/>
    </style:style>
    <style:style style:name="Tableau1.A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style:vertical-align="top" fo:padding="0.097cm" fo:border="0.05pt solid #000000"/>
    </style:style>
    <style:style style:name="Tableau1.A2" style:family="table-cell">
      <style:table-cell-properties style:vertical-align="top" fo:padding="0.097cm" fo:border-left="0.05pt solid #000000" fo:border-right="none" fo:border-top="none" fo:border-bottom="0.05pt solid #000000"/>
    </style:style>
    <style:style style:name="Tableau1.D2" style:family="table-cell">
      <style:table-cell-properties style:vertical-align="top" fo:padding="0.097cm" fo:border-left="0.05pt solid #000000" fo:border-right="0.05pt solid #000000" fo:border-top="none" fo:border-bottom="0.05pt solid #000000"/>
    </style:style>
    <style:style style:name="P1" style:family="paragraph" style:parent-style-name="Table_20_Contents">
      <style:paragraph-properties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2" style:family="paragraph" style:parent-style-name="Table_20_Contents">
      <style:paragraph-properties fo:text-align="center" style:justify-single-word="false" style:snap-to-layout-grid="false"/>
      <style:text-properties style:use-window-font-color="true" fo:font-size="12pt" officeooo:rsid="001aef14" officeooo:paragraph-rsid="001aef14" style:font-name-asian="Andale Sans UI1" style:font-size-asian="12pt" style:language-asian="fr" style:country-asian="FR" style:font-name-complex="Lucidasans" style:font-size-complex="12pt" style:language-complex="fr" style:country-complex="FR"/>
    </style:style>
    <style:style style:name="P3" style:family="paragraph" style:parent-style-name="Table_20_Contents">
      <style:paragraph-properties fo:text-align="end"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4" style:family="paragraph" style:parent-style-name="Table_20_Contents">
      <style:paragraph-properties fo:text-align="end"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5" style:family="paragraph" style:parent-style-name="Table_20_Contents">
      <style:paragraph-properties fo:text-align="center"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6" style:family="paragraph" style:parent-style-name="Table_20_Contents">
      <style:paragraph-properties fo:text-align="center" style:justify-single-word="false" style:snap-to-layout-grid="false"/>
      <style:text-properties style:use-window-font-color="true" fo:font-size="12pt" officeooo:rsid="00071e75" officeooo:paragraph-rsid="00071e75" style:font-name-asian="Andale Sans UI1" style:font-size-asian="12pt" style:language-asian="fr" style:country-asian="FR" style:font-name-complex="Lucidasans" style:font-size-complex="12pt" style:language-complex="fr" style:country-complex="FR"/>
    </style:style>
    <style:style style:name="P7" style:family="paragraph" style:parent-style-name="Table_20_Contents">
      <style:paragraph-properties fo:text-align="center" style:justify-single-word="false" style:snap-to-layout-grid="false"/>
      <style:text-properties style:use-window-font-color="true" fo:font-size="12pt" officeooo:rsid="002b35cc" officeooo:paragraph-rsid="002b35cc" style:font-name-asian="Andale Sans UI1" style:font-size-asian="12pt" style:language-asian="fr" style:country-asian="FR" style:font-name-complex="Lucidasans" style:font-size-complex="12pt" style:language-complex="fr" style:country-complex="FR"/>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10" style:family="paragraph" style:parent-style-name="Text_20_body">
      <style:paragraph-properties fo:text-align="center" style:justify-single-word="false"/>
      <style:text-properties style:use-window-font-color="true" fo:font-size="14pt" officeooo:rsid="000e4400" officeooo:paragraph-rsid="00071e75" style:font-name-asian="Mincho1" style:font-size-asian="14pt" style:language-asian="fr" style:country-asian="FR" style:font-name-complex="Lucidasans" style:font-size-complex="14pt" style:language-complex="fr" style:country-complex="FR"/>
    </style:style>
    <style:style style:name="P11" style:family="paragraph" style:parent-style-name="Text_20_body">
      <style:paragraph-properties fo:text-align="center"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12" style:family="paragraph" style:parent-style-name="Text_20_body">
      <style:text-properties officeooo:rsid="000e2f2c" officeooo:paragraph-rsid="0017e87b"/>
    </style:style>
    <style:style style:name="P13" style:family="paragraph" style:parent-style-name="Text_20_body">
      <style:text-properties officeooo:rsid="000e43c5" officeooo:paragraph-rsid="0017e87b"/>
    </style:style>
    <style:style style:name="P14" style:family="paragraph" style:parent-style-name="Text_20_body">
      <style:text-properties officeooo:rsid="0013f265" officeooo:paragraph-rsid="0017e87b"/>
    </style:style>
    <style:style style:name="P15" style:family="paragraph" style:parent-style-name="Text_20_body">
      <style:text-properties officeooo:rsid="000f2b0e" officeooo:paragraph-rsid="0017e87b"/>
    </style:style>
    <style:style style:name="P16" style:family="paragraph" style:parent-style-name="Text_20_body">
      <style:text-properties officeooo:rsid="001648f2" officeooo:paragraph-rsid="0017e87b"/>
    </style:style>
    <style:style style:name="P17" style:family="paragraph" style:parent-style-name="Text_20_body">
      <style:text-properties officeooo:rsid="00184132" officeooo:paragraph-rsid="0017e87b"/>
    </style:style>
    <style:style style:name="P18" style:family="paragraph" style:parent-style-name="Text_20_body">
      <style:text-properties officeooo:rsid="002d99ab" officeooo:paragraph-rsid="0017e87b"/>
    </style:style>
    <style:style style:name="P19" style:family="paragraph" style:parent-style-name="Text_20_body">
      <style:text-properties officeooo:rsid="00493352" officeooo:paragraph-rsid="0017e87b"/>
    </style:style>
    <style:style style:name="P20" style:family="paragraph" style:parent-style-name="Text_20_body">
      <style:text-properties officeooo:rsid="003aeeec" officeooo:paragraph-rsid="0017e87b"/>
    </style:style>
    <style:style style:name="P21" style:family="paragraph" style:parent-style-name="Text_20_body">
      <style:text-properties officeooo:rsid="002dbcbf" officeooo:paragraph-rsid="0017e87b"/>
    </style:style>
    <style:style style:name="P22" style:family="paragraph" style:parent-style-name="Text_20_body">
      <style:text-properties officeooo:rsid="003b6c63" officeooo:paragraph-rsid="0017e87b"/>
    </style:style>
    <style:style style:name="P23" style:family="paragraph" style:parent-style-name="Text_20_body">
      <style:text-properties officeooo:rsid="003fde9b" officeooo:paragraph-rsid="0017e87b"/>
    </style:style>
    <style:style style:name="P24" style:family="paragraph" style:parent-style-name="Text_20_body">
      <style:text-properties officeooo:rsid="003ccb89" officeooo:paragraph-rsid="0017e87b"/>
    </style:style>
    <style:style style:name="P25" style:family="paragraph" style:parent-style-name="Text_20_body">
      <style:text-properties officeooo:rsid="00475c9d" officeooo:paragraph-rsid="0017e87b"/>
    </style:style>
    <style:style style:name="P26" style:family="paragraph" style:parent-style-name="Text_20_body">
      <style:text-properties officeooo:paragraph-rsid="0017e87b"/>
    </style:style>
    <style:style style:name="P27" style:family="paragraph" style:parent-style-name="Text_20_body">
      <style:text-properties officeooo:rsid="00205286" officeooo:paragraph-rsid="00205286"/>
    </style:style>
    <style:style style:name="P28" style:family="paragraph" style:parent-style-name="Text_20_body">
      <style:text-properties officeooo:rsid="00205f8f" officeooo:paragraph-rsid="00205f8f"/>
    </style:style>
    <style:style style:name="P29" style:family="paragraph" style:parent-style-name="Text_20_body">
      <style:paragraph-properties fo:break-before="page"/>
    </style:style>
    <style:style style:name="P30" style:family="paragraph" style:parent-style-name="Titre1">
      <style:paragraph-properties fo:text-align="center" style:justify-single-word="false" fo:break-before="pag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31" style:family="paragraph" style:parent-style-name="Table_20_Heading">
      <style:paragraph-properties style:snap-to-layout-grid="false"/>
      <style:text-properties style:use-window-font-color="true" fo:font-size="12pt" fo:font-style="italic" fo:font-weight="bold"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32" style:family="paragraph" style:parent-style-name="Table_20_Heading">
      <style:paragraph-properties style:snap-to-layout-grid="false"/>
      <style:text-properties style:use-window-font-color="true" fo:font-size="12pt" fo:font-style="italic" fo:font-weight="bold" officeooo:rsid="00071e75" officeooo:paragraph-rsid="00071e75"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33" style:family="paragraph" style:parent-style-name="Titre1">
      <style:paragraph-properties fo:text-align="center" style:justify-single-word="fals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34" style:family="paragraph" style:parent-style-name="Contents_20_Heading">
      <style:paragraph-properties fo:margin-top="0.423cm" fo:margin-bottom="0.212cm" loext:contextual-spacing="false" text:number-lines="false" text:line-number="0"/>
    </style:style>
    <style:style style:name="P35" style:family="paragraph" style:parent-style-name="Preformatted_20_Text">
      <style:text-properties fo:font-weight="bold" officeooo:paragraph-rsid="0017e87b" style:font-weight-asian="bold" style:font-weight-complex="bold"/>
    </style:style>
    <style:style style:name="P36" style:family="paragraph" style:parent-style-name="Preformatted_20_Text">
      <style:text-properties officeooo:rsid="002dbcbf" officeooo:paragraph-rsid="0017e87b"/>
    </style:style>
    <style:style style:name="P37" style:family="paragraph" style:parent-style-name="Preformatted_20_Text">
      <style:text-properties officeooo:paragraph-rsid="0017e87b"/>
    </style:style>
    <style:style style:name="P38" style:family="paragraph" style:parent-style-name="Preformatted_20_Text">
      <style:text-properties officeooo:paragraph-rsid="00366be6"/>
    </style:style>
    <style:style style:name="P39" style:family="paragraph" style:parent-style-name="Bibliography_20_1">
      <style:paragraph-properties>
        <style:tab-stops/>
      </style:paragraph-properties>
    </style:style>
    <style:style style:name="P40" style:family="paragraph" style:parent-style-name="Heading">
      <style:paragraph-properties fo:text-align="center" style:justify-single-word="false"/>
      <style:text-properties style:use-window-font-color="true" fo:font-size="12pt" officeooo:rsid="002a53f0" style:font-name-asian="Andale Sans UI1" style:font-size-asian="12pt" style:language-asian="fr" style:country-asian="FR" style:font-name-complex="Lucidasans" style:font-size-complex="12pt" style:language-complex="fr" style:country-complex="FR"/>
    </style:style>
    <style:style style:name="P41" style:family="paragraph" style:parent-style-name="Heading">
      <style:paragraph-properties fo:text-align="center" style:justify-single-word="false"/>
      <style:text-properties fo:font-size="22pt" officeooo:rsid="001aef14" officeooo:paragraph-rsid="001aef14" style:font-size-asian="22pt" style:font-size-complex="22pt"/>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Text_20_body" style:list-style-name="L1">
      <style:text-properties officeooo:rsid="000e43c5" officeooo:paragraph-rsid="0017e87b"/>
    </style:style>
    <style:style style:name="P45" style:family="paragraph" style:parent-style-name="Text_20_body" style:list-style-name="L2">
      <style:text-properties officeooo:rsid="000f2b0e" officeooo:paragraph-rsid="0017e87b"/>
    </style:style>
    <style:style style:name="P46" style:family="paragraph" style:parent-style-name="Text_20_body" style:list-style-name="L3">
      <style:text-properties officeooo:rsid="0013f265" officeooo:paragraph-rsid="0017e87b"/>
    </style:style>
    <style:style style:name="P47" style:family="paragraph" style:parent-style-name="Text_20_body" style:list-style-name="L3">
      <style:text-properties officeooo:rsid="001648f2" officeooo:paragraph-rsid="0017e87b"/>
    </style:style>
    <style:style style:name="P48" style:family="paragraph" style:parent-style-name="Text_20_body" style:list-style-name="L4">
      <style:text-properties officeooo:rsid="001648f2" officeooo:paragraph-rsid="0017e87b"/>
    </style:style>
    <style:style style:name="P49" style:family="paragraph" style:parent-style-name="Text_20_body" style:list-style-name="L3">
      <style:text-properties officeooo:rsid="00169c0d" officeooo:paragraph-rsid="0017e87b"/>
    </style:style>
    <style:style style:name="P50" style:family="paragraph" style:parent-style-name="Text_20_body" style:list-style-name="L3">
      <style:text-properties officeooo:rsid="0023b270" officeooo:paragraph-rsid="0017e87b"/>
    </style:style>
    <style:style style:name="P51" style:family="paragraph" style:parent-style-name="Text_20_body" style:list-style-name="L3">
      <style:text-properties officeooo:rsid="00250202" officeooo:paragraph-rsid="0017e87b"/>
    </style:style>
    <style:style style:name="P52" style:family="paragraph" style:parent-style-name="Text_20_body" style:list-style-name="L4">
      <style:text-properties officeooo:paragraph-rsid="0017e87b"/>
    </style:style>
    <style:style style:name="P53" style:family="paragraph" style:parent-style-name="Text_20_body" style:list-style-name="L4">
      <style:text-properties officeooo:rsid="001f21ed" officeooo:paragraph-rsid="0017e87b"/>
    </style:style>
    <style:style style:name="P54" style:family="paragraph" style:parent-style-name="Text_20_body" style:list-style-name="L5">
      <style:text-properties officeooo:paragraph-rsid="0017e87b"/>
    </style:style>
    <style:style style:name="P55" style:family="paragraph" style:parent-style-name="Text_20_body" style:list-style-name="L5">
      <style:text-properties officeooo:rsid="00285156" officeooo:paragraph-rsid="0017e87b"/>
    </style:style>
    <style:style style:name="P56" style:family="paragraph" style:parent-style-name="Text_20_body" style:list-style-name="L6">
      <style:text-properties officeooo:rsid="002dbcbf" officeooo:paragraph-rsid="0017e87b"/>
    </style:style>
    <style:style style:name="P57" style:family="paragraph" style:parent-style-name="Text_20_body" style:list-style-name="L7">
      <style:text-properties officeooo:rsid="00205f8f" officeooo:paragraph-rsid="00205f8f"/>
    </style:style>
    <style:style style:name="P58" style:family="paragraph" style:parent-style-name="Text_20_body" style:list-style-name="L7">
      <style:text-properties officeooo:rsid="0026774f" officeooo:paragraph-rsid="0026774f"/>
    </style:style>
    <style:style style:name="P59" style:family="paragraph" style:parent-style-name="Heading_20_1">
      <style:text-properties officeooo:rsid="0013db21" officeooo:paragraph-rsid="0017e87b"/>
    </style:style>
    <style:style style:name="P60" style:family="paragraph" style:parent-style-name="Heading_20_1">
      <style:text-properties officeooo:paragraph-rsid="0017e87b"/>
    </style:style>
    <style:style style:name="P61" style:family="paragraph" style:parent-style-name="Heading_20_1">
      <style:paragraph-properties fo:break-before="page"/>
      <style:text-properties officeooo:rsid="000e2f2c" officeooo:paragraph-rsid="0017e87b"/>
    </style:style>
    <style:style style:name="P62" style:family="paragraph" style:parent-style-name="Titre1" style:master-page-name="Standard">
      <style:paragraph-properties fo:margin-top="0.423cm" fo:margin-bottom="0.212cm" loext:contextual-spacing="false" fo:text-align="center" style:justify-single-word="false" style:page-number="auto"/>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63" style:family="paragraph" style:parent-style-name="Heading_20_2">
      <style:text-properties officeooo:paragraph-rsid="0017e87b"/>
    </style:style>
    <style:style style:name="P64" style:family="paragraph" style:parent-style-name="Heading_20_2">
      <style:text-properties officeooo:rsid="001648f2" officeooo:paragraph-rsid="0017e87b"/>
    </style:style>
    <style:style style:name="P65" style:family="paragraph" style:parent-style-name="Heading_20_2">
      <style:text-properties officeooo:rsid="002dbcbf" officeooo:paragraph-rsid="0017e87b"/>
    </style:style>
    <style:style style:name="P66" style:family="paragraph" style:parent-style-name="Preformatted_20_Text" style:list-style-name="L3">
      <style:text-properties officeooo:paragraph-rsid="0017e87b"/>
    </style:style>
    <style:style style:name="P67" style:family="paragraph">
      <loext:graphic-properties draw:fill="none"/>
      <style:paragraph-properties fo:text-align="center"/>
    </style:style>
    <style:style style:name="T1" style:family="text">
      <style:text-properties officeooo:rsid="002b35cc"/>
    </style:style>
    <style:style style:name="T2" style:family="text">
      <style:text-properties officeooo:rsid="00096f67"/>
    </style:style>
    <style:style style:name="T3" style:family="text">
      <style:text-properties officeooo:rsid="001502f1"/>
    </style:style>
    <style:style style:name="T4" style:family="text">
      <style:text-properties officeooo:rsid="00071e75"/>
    </style:style>
    <style:style style:name="T5" style:family="text">
      <style:text-properties fo:font-style="italic" style:font-style-asian="italic" style:font-style-complex="italic"/>
    </style:style>
    <style:style style:name="T6" style:family="text">
      <style:text-properties fo:font-style="italic" officeooo:rsid="001efcce" style:font-style-asian="italic" style:font-style-complex="italic"/>
    </style:style>
    <style:style style:name="T7" style:family="text">
      <style:text-properties officeooo:rsid="000fe974"/>
    </style:style>
    <style:style style:name="T8" style:family="text">
      <style:text-properties officeooo:rsid="0013519a"/>
    </style:style>
    <style:style style:name="T9" style:family="text">
      <style:text-properties officeooo:rsid="001648f2"/>
    </style:style>
    <style:style style:name="T10" style:family="text">
      <style:text-properties officeooo:rsid="0057cc69"/>
    </style:style>
    <style:style style:name="T11" style:family="text">
      <style:text-properties officeooo:rsid="0014b313"/>
    </style:style>
    <style:style style:name="T12" style:family="text">
      <style:text-properties officeooo:rsid="001055b7"/>
    </style:style>
    <style:style style:name="T13" style:family="text">
      <style:text-properties officeooo:rsid="001a288b"/>
    </style:style>
    <style:style style:name="T14" style:family="text">
      <style:text-properties officeooo:rsid="00250202"/>
    </style:style>
    <style:style style:name="T15" style:family="text">
      <style:text-properties officeooo:rsid="001674b2"/>
    </style:style>
    <style:style style:name="T16" style:family="text">
      <style:text-properties officeooo:rsid="00169c0d"/>
    </style:style>
    <style:style style:name="T17" style:family="text">
      <style:text-properties officeooo:rsid="00285156"/>
    </style:style>
    <style:style style:name="T18" style:family="text">
      <style:text-properties officeooo:rsid="00378a64"/>
    </style:style>
    <style:style style:name="T19" style:family="text">
      <style:text-properties officeooo:rsid="001bcf7b"/>
    </style:style>
    <style:style style:name="T20" style:family="text">
      <style:text-properties officeooo:rsid="00209427"/>
    </style:style>
    <style:style style:name="T21" style:family="text">
      <style:text-properties officeooo:rsid="0020a514"/>
    </style:style>
    <style:style style:name="T22" style:family="text">
      <style:text-properties officeooo:rsid="002e33fd"/>
    </style:style>
    <style:style style:name="T23" style:family="text">
      <style:text-properties officeooo:rsid="002d99ab"/>
    </style:style>
    <style:style style:name="T24" style:family="text">
      <style:text-properties officeooo:rsid="002dbcbf"/>
    </style:style>
    <style:style style:name="T25" style:family="text">
      <style:text-properties officeooo:rsid="004b76c4"/>
    </style:style>
    <style:style style:name="T26" style:family="text">
      <style:text-properties officeooo:rsid="00416fe7"/>
    </style:style>
    <style:style style:name="T27" style:family="text">
      <style:text-properties officeooo:rsid="003fde9b"/>
    </style:style>
    <style:style style:name="T28" style:family="text">
      <style:text-properties officeooo:rsid="003de5eb"/>
    </style:style>
    <style:style style:name="T29" style:family="text">
      <style:text-properties officeooo:rsid="004d62cd"/>
    </style:style>
    <style:style style:name="T30" style:family="text">
      <style:text-properties officeooo:rsid="001aef14"/>
    </style:style>
    <style:style style:name="T31" style:family="text">
      <style:text-properties officeooo:rsid="001bd166"/>
    </style:style>
    <style:style style:name="T32" style:family="text">
      <style:text-properties officeooo:rsid="001d0533"/>
    </style:style>
    <style:style style:name="T33" style:family="text">
      <style:text-properties officeooo:rsid="001efcce"/>
    </style:style>
    <style:style style:name="T34" style:family="text">
      <style:text-properties officeooo:rsid="0021352c"/>
    </style:style>
    <style:style style:name="T35" style:family="text">
      <style:text-properties officeooo:rsid="00213bb4"/>
    </style:style>
    <style:style style:name="T36" style:family="text">
      <style:text-properties officeooo:rsid="0023189d"/>
    </style:style>
    <style:style style:name="T37" style:family="text">
      <style:text-properties officeooo:rsid="00258f72"/>
    </style:style>
    <style:style style:name="T38" style:family="text">
      <style:text-properties officeooo:rsid="002d1c4f"/>
    </style:style>
    <style:style style:name="T39" style:family="text">
      <style:text-properties officeooo:rsid="002ecfcb"/>
    </style:style>
    <style:style style:name="T40" style:family="text">
      <style:text-properties officeooo:rsid="004024fa"/>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33"/>
      <text:p text:style-name="P9"/>
      <text:p text:style-name="P9"/>
      <text:p text:style-name="P9"/>
      <text:p text:style-name="P9"/>
      <text:p text:style-name="P9"/>
      <text:p text:style-name="P9"/>
      <text:p text:style-name="P9"/>
      <text:p text:style-name="P41">Logiciel Pyramidion</text:p>
      <text:p text:style-name="P8">Pierre <text:span text:style-name="T36">FICHEUX</text:span> (<text:a xlink:type="simple" xlink:href="mailto:pierre.ficheux@openwide.fr" text:style-name="Internet_20_link" text:visited-style-name="Visited_20_Internet_20_Link">pierre.ficheux@</text:a><text:a xlink:type="simple" xlink:href="mailto:pierre.ficheux@openwide.fr" text:style-name="Internet_20_link" text:visited-style-name="Visited_20_Internet_20_Link"><text:span text:style-name="T4">smile</text:span></text:a><text:a xlink:type="simple" xlink:href="mailto:pierre.ficheux@openwide.fr" text:style-name="Internet_20_link" text:visited-style-name="Visited_20_Internet_20_Link">.fr</text:a>)</text:p>
      <text:p text:style-name="P10"/>
      <text:p text:style-name="P11"/>
      <text:p text:style-name="P40"/>
      <text:p text:style-name="P11"/>
      <text:p text:style-name="P30">MODIFICATIONS</text:p>
      <text:p text:style-name="P11"/>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31">VERSION</text:p>
            </table:table-cell>
            <table:table-cell table:style-name="Tableau1.A1" office:value-type="string">
              <text:p text:style-name="P31">DATE</text:p>
            </table:table-cell>
            <table:table-cell table:style-name="Tableau1.A1" office:value-type="string">
              <text:p text:style-name="P32">AUT<text:span text:style-name="T2">EUR</text:span></text:p>
            </table:table-cell>
            <table:table-cell table:style-name="Tableau1.D1" office:value-type="string">
              <text:p text:style-name="P31">DESCRIPTION</text:p>
            </table:table-cell>
          </table:table-row>
        </table:table-header-rows>
        <table:table-row table:style-name="Tableau1.1">
          <table:table-cell table:style-name="Tableau1.A2" office:value-type="string">
            <text:p text:style-name="P5">1.0</text:p>
          </table:table-cell>
          <table:table-cell table:style-name="Tableau1.A2" office:value-type="string">
            <text:p text:style-name="P6"><text:span text:style-name="T7">29</text:span>/<text:span text:style-name="T2">01/</text:span>201<text:span text:style-name="T30">9</text:span></text:p>
          </table:table-cell>
          <table:table-cell table:style-name="Tableau1.A2" office:value-type="string">
            <text:p text:style-name="P5">P. <text:span text:style-name="T8">Ficheux</text:span></text:p>
          </table:table-cell>
          <table:table-cell table:style-name="Tableau1.D2" office:value-type="string">
            <text:p text:style-name="P5">Cr<text:span text:style-name="T2">éation</text:span></text:p>
          </table:table-cell>
        </table:table-row>
        <table:table-row table:style-name="Tableau1.1">
          <table:table-cell table:style-name="Tableau1.A2" office:value-type="string">
            <text:p text:style-name="P7">1.1</text:p>
          </table:table-cell>
          <table:table-cell table:style-name="Tableau1.A2" office:value-type="string">
            <text:p text:style-name="P7">02/02/2019</text:p>
          </table:table-cell>
          <table:table-cell table:style-name="Tableau1.A2" office:value-type="string">
            <text:p text:style-name="P7">P. Ficheux</text:p>
          </table:table-cell>
          <table:table-cell table:style-name="Tableau1.D2" office:value-type="string">
            <text:p text:style-name="P7">Modif « esclave »</text:p>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
      <text:p text:style-name="P29"/>
      <text:section text:style-name="Sect1" text:name="Section1">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43">1.Introduction<text:tab/>4</text:p>
            <text:p text:style-name="P43">2.Description technique<text:tab/>4</text:p>
            <text:p text:style-name="P42">2.1.Composants pour le maître<text:tab/>4</text:p>
            <text:p text:style-name="P42">2.2.Composants pour l’esclave<text:tab/>5</text:p>
            <text:p text:style-name="P43">3.Configuration de la carte<text:tab/>5</text:p>
            <text:p text:style-name="P42">3.1.Installation du maître<text:tab/>5</text:p>
            <text:p text:style-name="P42">3.2.Installation de l’esclave<text:tab/>6</text:p>
            <text:p text:style-name="P43">4.Reste à faire<text:tab/>7</text:p>
            <text:p text:style-name="P43">5.Références et bibliographie<text:tab/>7</text:p>
          </text:index-body>
        </text:table-of-content>
        <text:p text:style-name="P34"/>
        <text:p text:style-name="Text_20_body"/>
        <text:h text:style-name="P61" text:outline-level="1">Introduction</text:h>
        <text:p text:style-name="P12">Ce document décrit le fonctionnement du système de contrôle du Pyramidion (projet PHARES) <text:bibliography-mark text:identifier="phares" text:bibliography-type="article" text:title="Projet PHARES" text:url="http://www.mileneguermont.com/fr-fr/oeuvres/phares.html">[1]</text:bibliography-mark>. <text:s/>Le <text:s/>logiciel fonctionne actuellement sur une Raspberry Pi <text:span text:style-name="T31">(ou 0, B+, 3) </text:span>mais tout autre système sous Linux capable de contrôler des GPIO peut convenir.</text:p>
        <text:p text:style-name="P13">Le but du système est de contrôler le clignotement des leds dans deux cas :</text:p>
        <text:list xml:id="list1498377794636979285" text:style-name="L1">
          <text:list-item>
            <text:p text:style-name="P44">avec une <text:span text:style-name="T9">fréquence</text:span> de 30 bpm (comportement par défaut « au repos »)</text:p>
          </text:list-item>
          <text:list-item>
            <text:p text:style-name="P44">en « reproduisant » la fréquence cardiaque d’un utilisateur à l’aide d’un capteur adapté (Easy Pulse <text:bibliography-mark text:identifier="easy-pulse" text:bibliography-type="article" text:title="Capteur Easy Pulse" text:url="https://www.tindie.com/products/rajbex/easy-pulse-sensor-based-on-photoplethysmography/">[2]</text:bibliography-mark>)</text:p>
          </text:list-item>
        </text:list>
        <text:p text:style-name="P14">La système utilise une GPIO en sortie (le <text:span text:style-name="T32">pilotage des</text:span> leds) et d<text:span text:style-name="T10">eux</text:span> <text:span text:style-name="T11">en</text:span> entrée (le capteur Easy Pulse <text:span text:style-name="T10">et le commutateur manuel/automatique).</text:span></text:p>
        <text:p text:style-name="P15">Le commutateur manuel/automatique permet de choisir le mode de fonctionnement :</text:p>
        <text:list xml:id="list1838307058967334577" text:style-name="L2">
          <text:list-item>
            <text:p text:style-name="P45">en mode manuel le système fonctionne en permanence <text:span text:style-name="T12">(clignotement des leds)</text:span></text:p>
          </text:list-item>
          <text:list-item>
            <text:p text:style-name="P45">en mode automatique le système démarre/arrête le service à heures fixes (exemple : début à 19:00, fin à 02:00) →<text:span text:style-name="T13"> utilisation du service « cron »</text:span></text:p>
          </text:list-item>
        </text:list>
        <text:p text:style-name="P16">Un système « maître » (disposant du capteur Easy Pulse) peut également communiquer la période à un système distant « esclave » en transmettant la fréquence de clignotement par un message MQTT. Les deux sites clignotent alors à la même fréquence.</text:p>
        <text:h text:style-name="P59" text:outline-level="1">Description technique</text:h>
        <text:p text:style-name="P14">Le fonctionnement est basé sur plusieurs composants. <text:span text:style-name="T14">Les programmes installés sont différents pour le maître et l’esclave.</text:span></text:p>
        <text:h text:style-name="P63" text:outline-level="2">Composants pour le maître</text:h>
        <text:list xml:id="list5142428063358741250" text:style-name="L3">
          <text:list-item>
            <text:p text:style-name="P46">un programme <text:span text:style-name="Source_20_Text">gpioIrq</text:span> (écrit en langage C) et permettant le pilotage direct des GPIO <text:span text:style-name="T9">(entrée et sortie)</text:span></text:p>
          </text:list-item>
          <text:list-item>
            <text:p text:style-name="P47">un script <text:span text:style-name="Source_20_Text">pyramidion-gpio.sh</text:span> dont le seul but est d’exécuter le programme précédent avec les <text:s/>option<text:span text:style-name="T15">s correctes</text:span> (numéros des GPIO en entrée et sortie, adresse du serveur MQTT, et « topic » MQTT associé)</text:p>
            <text:p text:style-name="P66">gpioIrq -i $GPIO_IN -o $GPIO_OUT -h $MQTT_SERVER -t $MQTT_TOPIC</text:p>
          </text:list-item>
          <text:list-item>
            <text:p text:style-name="P47">un script <text:span text:style-name="Source_20_Text">pyramidion-</text:span><text:span text:style-name="Source_20_Text"><text:span text:style-name="T16">button</text:span></text:span><text:span text:style-name="Source_20_Text">.sh</text:span> <text:span text:style-name="T16">qui démarre le cron, initialise les GPIO et teste l’état manuel/automatique. <text:s/></text:span></text:p>
            <text:list>
              <text:list-item>
                <text:p text:style-name="P49">Si le bouton est basculé vers « automatique » on arrête le service GPIO</text:p>
              </text:list-item>
              <text:list-item>
                <text:p text:style-name="P49">Si le bouton est basculé vers « manuel » on démarre le service GPIO</text:p>
              </text:list-item>
            </text:list>
          </text:list-item>
          <text:list-item>
            <text:p text:style-name="P50">un script <text:span text:style-name="Source_20_Text"><text:span text:style-name="T9">pyramidion-</text:span></text:span><text:span text:style-name="Source_20_Text">start</text:span><text:span text:style-name="Source_20_Text"><text:span text:style-name="T9">.sh</text:span></text:span><text:span text:style-name="T9"> </text:span>appelé par « cron » →<text:span text:style-name="T14"> démarrage service GPIO</text:span></text:p>
          </text:list-item>
          <text:list-item>
            <text:p text:style-name="P50"><text:soft-page-break/>un script <text:span text:style-name="Source_20_Text"><text:span text:style-name="T9">pyramidion-</text:span></text:span><text:span text:style-name="Source_20_Text">stop</text:span><text:span text:style-name="Source_20_Text"><text:span text:style-name="T9">.sh</text:span></text:span><text:span text:style-name="T9"> </text:span>appelé par « cron » →<text:span text:style-name="T14"> arrêt service GPIO</text:span></text:p>
          </text:list-item>
          <text:list-item>
            <text:p text:style-name="P51">un fichier <text:span text:style-name="Source_20_Text">cron.tab</text:span> définissant les heures de démarrage / arrêt</text:p>
          </text:list-item>
          <text:list-item>
            <text:p text:style-name="P51">les fichiers <text:span text:style-name="Source_20_Text">.service</text:span> associés <text:span text:style-name="T17">(</text:span>pour systemd<text:span text:style-name="T17">)</text:span></text:p>
          </text:list-item>
        </text:list>
        <text:p text:style-name="P17">REMARQUE<text:span text:style-name="T13">S <text:s/></text:span>: </text:p>
        <text:list xml:id="list8186819447889104913" text:style-name="L4">
          <text:list-item>
            <text:p text:style-name="P53">Le basculement en mode manuel n’est pas possible durant les horaires du mode automatique si le clignotement est actif</text:p>
          </text:list-item>
          <text:list-item>
            <text:p text:style-name="P48">Si le mode est manuel, le démarrage par « cron » ne change rien <text:span text:style-name="T18">mais si l’on relâche le bouton le service est arrêté même si l’on est dans la plage horaire du « cron »</text:span> →<text:span text:style-name="T19"> </text:span><text:s/>ne <text:span text:style-name="T20">PAS</text:span> oublier de basculer le <text:span text:style-name="T18">bouton en </text:span><text:s/><text:span text:style-name="T21">mode</text:span> en auto<text:span text:style-name="T19">matique</text:span> après usage !!</text:p>
          </text:list-item>
          <text:list-item>
            <text:p text:style-name="P52"><text:span text:style-name="T22">Le capteur Easy Pulse n’est pas très « performant ». De ce fait le programme </text:span><text:span text:style-name="Source_20_Text"><text:span text:style-name="T22">gpioIrq</text:span></text:span><text:span text:style-name="T22"> <text:s/>attends 10 secondes avant d’utiliser la valeur de bpm obtenue (stabilisation) ! <text:s/>Cette valeur est modifiable avec l’option </text:span><text:span text:style-name="Source_20_Text"><text:span text:style-name="T22">-w</text:span></text:span><text:span text:style-name="T22"> du programme <text:s/></text:span><text:span text:style-name="Source_20_Text"><text:span text:style-name="T22">gpioIrq</text:span></text:span> . <text:span text:style-name="T40">A l’issue du calcul, le programme crée un thread pour faire clignoter les leds avec la valeur calculée du bpm. Cette méthode permet d’obtenir un clignotement plus régulier qu’en reproduisant la valeur du capteur (entrée) directement sur la sortie (leds), ce qui était fait jusqu’à présent.</text:span></text:p>
          </text:list-item>
        </text:list>
        <text:h text:style-name="P64" text:outline-level="2">Composants pour l’esclave</text:h>
        <text:list xml:id="list9109821048815037072" text:style-name="L5">
          <text:list-item>
            <text:p text:style-name="P55">le programme <text:span text:style-name="Source_20_Text">rpi_gpio</text:span> (écrit en langage C) qui fait clignoter une GPIO avec une <text:span text:style-name="T38">(demi) </text:span>période donnée </text:p>
          </text:list-item>
          <text:list-item>
            <text:p text:style-name="P54"><text:span text:style-name="T17">le script </text:span><text:span text:style-name="Source_20_Text"><text:span text:style-name="T17">pyramidion-receive.sh</text:span></text:span><text:span text:style-name="T17"> qui reçoit la valeur de fréquence du maître (par MQTT) et <text:s/>démarre le programme </text:span><text:span text:style-name="Source_20_Text"><text:span text:style-name="T23">rpi_gpio</text:span></text:span>. <text:span text:style-name="T39">Au démarrage du script, la led clignote à 30 bpm (fréquence par défaut).</text:span></text:p>
          </text:list-item>
          <text:list-item>
            <text:p text:style-name="P54"><text:span text:style-name="T17">les fichiers </text:span><text:span text:style-name="Source_20_Text"><text:span text:style-name="T17">.service</text:span></text:span><text:span text:style-name="T17"> associé (pour systemd)</text:span></text:p>
          </text:list-item>
        </text:list>
        <text:h text:style-name="P60" text:outline-level="1">Configuration de la carte</text:h>
        <text:p text:style-name="P18">Actuellement la configuration de la carte est manuelle à partir d’un Raspbian 9 (Stretch). <text:span text:style-name="T24">La carte maître nécessite une horloge sauvegardée (RTC) car la Pi n’en dispose pas par défaut. Le paquets nécessaires pour le maître et l’esclave sont différents mais pour simplifier on installera les mêmes sur les deux cibles.</text:span></text:p>
        <text:p text:style-name="P37">$ sudo apt-get install <text:span text:style-name="T24">mosquitto-clients libmosquitto-dev i2c-tools bc</text:span></text:p>
        <text:h text:style-name="P63" text:outline-level="2">Installation du maître</text:h>
        <text:p text:style-name="P19">Compiler et installer le programme <text:span text:style-name="Source_20_Text">gpioIrq</text:span> :</text:p>
        <text:p text:style-name="P37">$ cd gpioIrq</text:p>
        <text:p text:style-name="P37">$ make</text:p>
        <text:p text:style-name="P37">$ sudo make install</text:p>
        <text:p text:style-name="P20"/>
        <text:p text:style-name="P20"><text:soft-page-break/>Copier les scripts suivant<text:span text:style-name="T25">s</text:span> dans <text:span text:style-name="Source_20_Text">/home/pi</text:span> :</text:p>
        <text:list xml:id="list7846624690510632698" text:style-name="L6">
          <text:list-item>
            <text:p text:style-name="P56"><text:span text:style-name="Source_20_Text">pyramidion-button.service</text:span></text:p>
          </text:list-item>
          <text:list-item>
            <text:p text:style-name="P56"><text:span text:style-name="Source_20_Text">pyramidion-button.sh</text:span></text:p>
          </text:list-item>
          <text:list-item>
            <text:p text:style-name="P56"><text:span text:style-name="Source_20_Text">pyramidion-gpio.service</text:span></text:p>
          </text:list-item>
          <text:list-item>
            <text:p text:style-name="P56"><text:span text:style-name="Source_20_Text">pyramidion-gpio.sh</text:span></text:p>
          </text:list-item>
          <text:list-item>
            <text:p text:style-name="P56"><text:span text:style-name="Source_20_Text">pyramidion-gpio-start.sh</text:span></text:p>
          </text:list-item>
          <text:list-item>
            <text:p text:style-name="P56"><text:span text:style-name="Source_20_Text">pyramidion-gpio-stop.sh</text:span></text:p>
          </text:list-item>
        </text:list>
        <text:p text:style-name="P22">Installer et activer les services systemd :</text:p>
        <text:p text:style-name="P37">$ sudo cp *.service /etc/systemd/system</text:p>
        <text:p text:style-name="P37">$ sudo systemctl enable <text:span text:style-name="T24">pyramidion-button.service</text:span></text:p>
        <text:p text:style-name="P21"/>
        <text:p text:style-name="P23">Configurer le fichier « cron » (fichier <text:span text:style-name="Source_20_Text">/home/pi/cron.tab</text:span>) et valider la configuration.</text:p>
        <text:p text:style-name="P37">$ crontab cron.tab</text:p>
        <text:p text:style-name="P23"/>
        <text:p text:style-name="P23">Le contenu du fichier est le suivant :</text:p>
        <text:p text:style-name="P37"># Format = min heure jour-du-mois mois jour-semaine <text:s text:c="28"/></text:p>
        <text:p text:style-name="P37"># <text:s text:c="78"/></text:p>
        <text:p text:style-name="P37"># exemples: <text:s text:c="68"/></text:p>
        <text:p text:style-name="P37"># <text:s text:c="78"/></text:p>
        <text:p text:style-name="P37"># 0 8 * * * -&gt; tous les jours a 8h <text:s text:c="45"/></text:p>
        <text:p text:style-name="P37"># 0 * * * * -&gt; tous les heures <text:s text:c="49"/></text:p>
        <text:p text:style-name="P37"># <text:s/></text:p>
        <text:p text:style-name="P37"><text:span text:style-name="T26"># Début à 19h, fin à 2h</text:span> <text:s text:c="76"/></text:p>
        <text:p text:style-name="P37"><text:span text:style-name="T27">00</text:span> 1<text:span text:style-name="T27">9</text:span> * * * sudo ~pi/pyramidion-gpio-start.sh <text:s text:c="34"/></text:p>
        <text:p text:style-name="P37"><text:span text:style-name="T27">0</text:span>0 <text:span text:style-name="T27">02</text:span> * * * sudo ~pi/pyramidion-gpio-stop.sh <text:s text:c="6"/></text:p>
        <text:p text:style-name="P21"/>
        <text:p text:style-name="P24">Il faut également configurer la RTC <text:bibliography-mark text:identifier="rtc" text:bibliography-type="article" text:title="Carte RTC" text:url="https://www.amazon.fr/gp/product/B06XZYPNMG/ref=oh_aui_detailpage_o00_s00?ie=UTF8&amp;psc=1">[3]</text:bibliography-mark> <text:span text:style-name="T28">en suivant le lien </text:span><text:span text:style-name="T28"><text:bibliography-mark text:identifier="rtc-config" text:bibliography-type="article" text:title="Configuration RTC" text:url="http://hardware-libre.fr/2013/08/raspberry-pi-ajouter-une-horloge-rtc-en-i%C2%B2c/">[4]</text:bibliography-mark></text:span><text:span text:style-name="T28">. Par rapport au lieu précédent nous avons parfois du ajouter une attente (commande </text:span><text:span text:style-name="Source_20_Text"><text:span text:style-name="T28">sleep</text:span></text:span><text:span text:style-name="T28">) au fichier </text:span><text:span text:style-name="Source_20_Text"><text:span text:style-name="T28">/etc/rc.local</text:span></text:span><text:span text:style-name="T28">. </text:span></text:p>
        <text:p text:style-name="P37"># RTC <text:s text:c="60"/></text:p>
        <text:p text:style-name="P37">echo "Setting RTC." <text:s text:c="21"/></text:p>
        <text:p text:style-name="P37">echo ds1307 0x68 &gt; /sys/class/i2c-adapter/i2c-1/new_device</text:p>
        <text:p text:style-name="P35">sleep 2</text:p>
        <text:p text:style-name="P36">hwclock -s</text:p>
        <text:h text:style-name="P65" text:outline-level="2">Installation de l’esclave</text:h>
        <text:p text:style-name="P25">La configuration est plus simple car l’esclave r<text:span text:style-name="T29">e</text:span>çoit la fréquence BPM par MQTT.</text:p>
        <text:p text:style-name="P19">Compiler et installer le programme <text:span text:style-name="Source_20_Text"><text:span text:style-name="T29">rpi_gpio</text:span></text:span><text:span text:style-name="T29"> </text:span>:</text:p>
        <text:p text:style-name="P37">$ cd <text:span text:style-name="T29">rpi_gpio</text:span></text:p>
        <text:p text:style-name="P37">$ make</text:p>
        <text:p text:style-name="P37">$ sudo make install</text:p>
        <text:p text:style-name="P20"><text:soft-page-break/></text:p>
        <text:p text:style-name="P20">Copier les scripts suivant<text:span text:style-name="T25">s</text:span> dans <text:span text:style-name="Source_20_Text">/home/pi</text:span> :</text:p>
        <text:list xml:id="list170253977027821" text:continue-numbering="true" text:style-name="L6">
          <text:list-item>
            <text:p text:style-name="P56"><text:span text:style-name="Source_20_Text">pyramidion-</text:span><text:span text:style-name="Source_20_Text"><text:span text:style-name="T29">receive</text:span></text:span><text:span text:style-name="Source_20_Text">.service</text:span></text:p>
          </text:list-item>
          <text:list-item>
            <text:p text:style-name="P56"><text:span text:style-name="Source_20_Text">pyramidion-</text:span><text:span text:style-name="Source_20_Text"><text:span text:style-name="T29">receive</text:span></text:span><text:span text:style-name="Source_20_Text">.sh</text:span></text:p>
          </text:list-item>
        </text:list>
        <text:p text:style-name="P22">Installer et activer les services systemd :</text:p>
        <text:p text:style-name="P38">$ sudo cp <text:span text:style-name="Source_20_Text"><text:span text:style-name="T24">pyramidion-receive</text:span></text:span>.service /etc/systemd/system</text:p>
        <text:p text:style-name="P37">$ sudo systemctl enable <text:span text:style-name="T24">pyramidion-receive.service</text:span></text:p>
        <text:p text:style-name="P21"/>
        <text:h text:style-name="Heading_20_1" text:outline-level="1">Reste à faire</text:h>
        <text:p text:style-name="P27">Les spécifications du fonctionnement n’ont pas été vraiment écrites et le logiciel a évolué peu à peu. <text:s/><text:span text:style-name="T33">Le logiciel est fonctionnel mais a été peu testé (à peine quelques heure en simulation). De plus il n’existe </text:span><text:span text:style-name="T6">personne</text:span><text:span text:style-name="T33"> dans l’environnement du projet ayant des compétences en Linux et en programmation.</text:span></text:p>
        <text:p text:style-name="P27">Il est <text:span text:style-name="T5">fondamental</text:span> d’écrire un jeu de test afin de détecter les conditions aux limites. <text:s/>Pour cela il faudra tester le logiciel sur une longue durée (plusieurs jours) et provoquer des changements d’état aléatoires ainsi que des erreurs.</text:p>
        <text:p text:style-name="P28">Dans une deuxième phase il est important de pouvoir configurer le système sans avoir de connaissances Linux :</text:p>
        <text:list xml:id="list1082121404691453009" text:style-name="L7">
          <text:list-item>
            <text:p text:style-name="P57">mise à jour des logiciels</text:p>
          </text:list-item>
          <text:list-item>
            <text:p text:style-name="P57">configuration d<text:span text:style-name="T37">e l’accès </text:span>réseau Wi-Fi</text:p>
          </text:list-item>
          <text:list-item>
            <text:p text:style-name="P58">etc.</text:p>
          </text:list-item>
        </text:list>
        <text:p text:style-name="P28">Cette configuration pourrait s’effectuer depuis un terminal quelconque en mettant à jour des données de configuration <text:span text:style-name="T34">(que la Raspberry Pi irait télécharger)</text:span>. <text:span text:style-name="T35">Dans le cas d’un système non connecté, u</text:span>ne mise à jour locale pourrait également être définie en utilisant une clé USB <text:span text:style-name="T35">(ou bien la Raspberry Pi pourrait définir un point d’accès Wi-Fi utilisable par un terminal).</text:span></text:p>
        <text:h text:style-name="P60" text:outline-level="1">Références <text:span text:style-name="T24">et bibliographie</text:span></text:h>
        <text:bibliography text:style-name="Sect2" text:protected="true" text:name="Bibliographie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Lien_5f_5f_5f_5f_5f_5f_5f_5f_5f_5f_5f_5f_5f_5f_5f_5f_5f_5f_5f_5f_5f_5f_5f_5f_5f_5f_5f_5f_5f_5f_5f_20_5f_5f_5f_5f_5f_5f_5f_5f_5f_5f_5f_5f_5f_5f_5f_5f_5f_5f_5f_5f_5f_5f_5f_5f_5f_5f_5f_5f_5f_5f_5f_Internet" text:bibliography-data-field="url"/>
              <text:index-entry-span> </text:index-entry-span>
            </text:bibliography-entry-template>
            <text:bibliography-entry-template text:bibliography-type="book"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p text:style-name="P39">[1] <text:s/>Projet PHARES <text:span text:style-name="Internet_20_link">http://www.mileneguermont.com/fr-fr/oeuvres/phares.html</text:span> </text:p>
            <text:p text:style-name="P39">[2] <text:s/>Capteur Easy Pulse <text:span text:style-name="Internet_20_link">https://www.tindie.com/products/rajbex/easy-pulse-sensor-based-on-photoplethysmography/</text:span> </text:p>
            <text:p text:style-name="P39">[3] <text:s/>Carte RTC <text:span text:style-name="Internet_20_link">https://www.amazon.fr/gp/product/B06XZYPNMG/ref=oh_aui_detailpage_o00_s00?ie=UTF8&amp;psc=1</text:span> </text:p>
            <text:p text:style-name="P39">[4] <text:s/>Configuration RTC <text:span text:style-name="Internet_20_link">http://hardware-libre.fr/2013/08/raspberry-pi-ajouter-une-horloge-rtc-en-i%C2%B2c/</text:span> </text:p>
          </text:index-body>
        </text:bibliography>
        <text:p text:style-name="P26"/>
        <text:p text:style-name="P26"><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Times New Roman" svg:font-family="'Times New Roman'" style:font-adornments="Normal" style:font-family-generic="roman"/>
    <style:font-face style:name="Liberation Mono" svg:font-family="'Liberation Mono'" style:font-family-generic="modern" style:font-pitch="fixed"/>
    <style:font-face style:name="Andale Sans UI1" svg:font-family="'Andale Sans UI', 'Arial Unicode MS'" style:font-pitch="variable"/>
    <style:font-face style:name="Bitstream Vera Sans"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fr" fo:country="FR" style:font-name-asian="Andale Sans UI"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1" fo:font-family="'Bitstream Vera Serif', 'Times New Roman'" style:font-family-generic="roman" style:font-pitch="variable" fo:font-size="12pt" style:font-name-asian="Andale Sans UI1" style:font-family-asian="'Andale Sans UI', 'Arial Unicode MS'" style:font-pitch-asian="variable" style:font-size-asian="12pt" style:language-asian="fr" style:country-asian="FR" style:font-name-complex="Lucidasans" style:font-family-complex="Lucidasans" style:font-pitch-complex="variable"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style-name="Normal" style:font-family-generic="roma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Normal" style:font-family-generic="swiss" style:font-pitch="variable" fo:font-size="14pt" style:font-name-asian="Mincho" style:font-family-asian="Mincho, ms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Titre1"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re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fo:font-size="10pt" style:font-name-asian="Bitstream Vera Sans Mono" style:font-family-asian="'Bitstream Vera Sans Mono'" style:font-family-generic-asian="modern" style:font-size-asian="10pt" style:font-name-complex="Bitstream Vera Sans Mono" style:font-family-complex="'Bitstream Vera Sans Mono'" style:font-family-generic-complex="modern"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Bitstream Vera Sans" fo:font-family="'Bitstream Vera Sans', 'Times New Roman'" style:font-pitch="variable" fo:font-size="14pt" style:font-name-asian="Mincho1" style:font-family-asian="Mincho, msmincho" style:font-family-generic-asian="roman" style:font-size-asian="14pt" style:font-name-complex="Lucidasans" style:font-family-complex="Lucidasan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Paragraphe_20_justifié" style:display-name="Paragraphe justifié" style:family="paragraph" style:parent-style-name="Standard">
      <style:paragraph-properties style:line-height-at-least="0.423cm" fo:text-align="justify" style:justify-single-word="false"/>
    </style:style>
    <style:style style:name="Justification" style:family="paragraph" style:parent-style-name="Paragraphe_20_justifié" style:next-style-name="Paragraphe_20_justifié">
      <style:paragraph-properties fo:margin-top="0.423cm" fo:margin-bottom="0.212cm" loext:contextual-spacing="false" fo:keep-with-next="always"/>
      <style:text-properties fo:font-weight="bold"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Bitstream Vera Sans Mono1" fo:font-family="'Bitstream Vera Sans Mono', Arial" style:font-family-generic="modern" style:font-name-asian="Bitstream Vera Sans Mono1" style:font-family-asian="'Bitstream Vera Sans Mono', Arial" style:font-family-generic-asian="modern" style:font-name-complex="Bitstream Vera Sans Mono1" style:font-family-complex="'Bitstream Vera Sans Mono', Arial" style:font-family-generic-complex="modern"/>
    </style:style>
    <style:style style:name="WW8Num2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1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Police_20_par_20_défaut" style:display-name="Police par défaut" style:family="text"/>
    <style:style style:name="WW-Absatz-Standardschriftart111111" style:family="text"/>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space-before="0.028cm"/>
      </text:outline-level-style>
      <text:outline-level-style text:level="4" style:num-suffix="."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0.028cm"/>
      </text:list-level-style-number>
      <text:list-level-style-number text:level="4" style:num-suffix="."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StarSymbol1"/>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0"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StarSymbol1"/>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0"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StarSymbol1"/>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tarSymbol1"/>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0" text:bullet-char="■">
        <style:list-level-properties text:space-before="1.905cm" text:min-label-width="0.635cm"/>
        <style:text-properties style:font-name="StarSymbol1"/>
      </text:list-level-style-bullet>
      <text:list-level-style-bullet text:level="4" text:style-name="WW8Num3z0" text:bullet-char="●">
        <style:list-level-properties text:space-before="2.54cm" text:min-label-width="0.635cm"/>
        <style:text-properties style:font-name="StarSymbol1"/>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0" text:bullet-char="■">
        <style:list-level-properties text:space-before="3.81cm" text:min-label-width="0.635cm"/>
        <style:text-properties style:font-name="StarSymbol1"/>
      </text:list-level-style-bullet>
      <text:list-level-style-bullet text:level="7" text:style-name="WW8Num3z0" text:bullet-char="●">
        <style:list-level-properties text:space-before="4.445cm" text:min-label-width="0.635cm"/>
        <style:text-properties style:font-name="StarSymbol1"/>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tarSymbol1"/>
      </text:list-level-style-bullet>
      <text:list-level-style-bullet text:level="2" text:style-name="WW8Num4z1" text:bullet-char="">
        <style:list-level-properties text:space-before="1.27cm" text:min-label-width="0.635cm"/>
        <style:text-properties style:font-name="Wingdings 2"/>
      </text:list-level-style-bullet>
      <text:list-level-style-bullet text:level="3" text:style-name="WW8Num4z0" text:bullet-char="■">
        <style:list-level-properties text:space-before="1.905cm" text:min-label-width="0.635cm"/>
        <style:text-properties style:font-name="StarSymbol1"/>
      </text:list-level-style-bullet>
      <text:list-level-style-bullet text:level="4" text:style-name="WW8Num4z0" text:bullet-char="●">
        <style:list-level-properties text:space-before="2.54cm" text:min-label-width="0.635cm"/>
        <style:text-properties style:font-name="StarSymbol1"/>
      </text:list-level-style-bullet>
      <text:list-level-style-bullet text:level="5" text:style-name="WW8Num4z1" text:bullet-char="">
        <style:list-level-properties text:space-before="3.175cm" text:min-label-width="0.635cm"/>
        <style:text-properties style:font-name="Wingdings 2"/>
      </text:list-level-style-bullet>
      <text:list-level-style-bullet text:level="6" text:style-name="WW8Num4z0" text:bullet-char="■">
        <style:list-level-properties text:space-before="3.81cm" text:min-label-width="0.635cm"/>
        <style:text-properties style:font-name="StarSymbol1"/>
      </text:list-level-style-bullet>
      <text:list-level-style-bullet text:level="7" text:style-name="WW8Num4z0" text:bullet-char="●">
        <style:list-level-properties text:space-before="4.445cm" text:min-label-width="0.635cm"/>
        <style:text-properties style:font-name="StarSymbol1"/>
      </text:list-level-style-bullet>
      <text:list-level-style-bullet text:level="8" text:style-name="WW8Num4z1" text:bullet-char="">
        <style:list-level-properties text:space-before="5.08cm" text:min-label-width="0.635cm"/>
        <style:text-properties style:font-name="Wingdings 2"/>
      </text:list-level-style-bullet>
      <text:list-level-style-bullet text:level="9" text:style-name="WW8Num4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tarSymbol1"/>
      </text:list-level-style-bullet>
      <text:list-level-style-bullet text:level="2" text:style-name="WW8Num5z1" text:bullet-char="">
        <style:list-level-properties text:space-before="1.27cm" text:min-label-width="0.635cm"/>
        <style:text-properties style:font-name="Wingdings 2"/>
      </text:list-level-style-bullet>
      <text:list-level-style-bullet text:level="3" text:style-name="WW8Num5z0" text:bullet-char="■">
        <style:list-level-properties text:space-before="1.905cm" text:min-label-width="0.635cm"/>
        <style:text-properties style:font-name="StarSymbol1"/>
      </text:list-level-style-bullet>
      <text:list-level-style-bullet text:level="4" text:style-name="WW8Num5z0" text:bullet-char="●">
        <style:list-level-properties text:space-before="2.54cm" text:min-label-width="0.635cm"/>
        <style:text-properties style:font-name="StarSymbol1"/>
      </text:list-level-style-bullet>
      <text:list-level-style-bullet text:level="5" text:style-name="WW8Num5z1" text:bullet-char="">
        <style:list-level-properties text:space-before="3.175cm" text:min-label-width="0.635cm"/>
        <style:text-properties style:font-name="Wingdings 2"/>
      </text:list-level-style-bullet>
      <text:list-level-style-bullet text:level="6" text:style-name="WW8Num5z0" text:bullet-char="■">
        <style:list-level-properties text:space-before="3.81cm" text:min-label-width="0.635cm"/>
        <style:text-properties style:font-name="StarSymbol1"/>
      </text:list-level-style-bullet>
      <text:list-level-style-bullet text:level="7" text:style-name="WW8Num5z0" text:bullet-char="●">
        <style:list-level-properties text:space-before="4.445cm" text:min-label-width="0.635cm"/>
        <style:text-properties style:font-name="StarSymbol1"/>
      </text:list-level-style-bullet>
      <text:list-level-style-bullet text:level="8" text:style-name="WW8Num5z1" text:bullet-char="">
        <style:list-level-properties text:space-before="5.08cm" text:min-label-width="0.635cm"/>
        <style:text-properties style:font-name="Wingdings 2"/>
      </text:list-level-style-bullet>
      <text:list-level-style-bullet text:level="9" text:style-name="WW8Num5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tarSymbol1"/>
      </text:list-level-style-bullet>
      <text:list-level-style-bullet text:level="2" text:style-name="WW8Num6z1" text:bullet-char="">
        <style:list-level-properties text:space-before="1.27cm" text:min-label-width="0.635cm"/>
        <style:text-properties style:font-name="Wingdings 2"/>
      </text:list-level-style-bullet>
      <text:list-level-style-bullet text:level="3" text:style-name="WW8Num6z0" text:bullet-char="■">
        <style:list-level-properties text:space-before="1.905cm" text:min-label-width="0.635cm"/>
        <style:text-properties style:font-name="StarSymbol1"/>
      </text:list-level-style-bullet>
      <text:list-level-style-bullet text:level="4" text:style-name="WW8Num6z0" text:bullet-char="●">
        <style:list-level-properties text:space-before="2.54cm" text:min-label-width="0.635cm"/>
        <style:text-properties style:font-name="StarSymbol1"/>
      </text:list-level-style-bullet>
      <text:list-level-style-bullet text:level="5" text:style-name="WW8Num6z1" text:bullet-char="">
        <style:list-level-properties text:space-before="3.175cm" text:min-label-width="0.635cm"/>
        <style:text-properties style:font-name="Wingdings 2"/>
      </text:list-level-style-bullet>
      <text:list-level-style-bullet text:level="6" text:style-name="WW8Num6z0" text:bullet-char="■">
        <style:list-level-properties text:space-before="3.81cm" text:min-label-width="0.635cm"/>
        <style:text-properties style:font-name="StarSymbol1"/>
      </text:list-level-style-bullet>
      <text:list-level-style-bullet text:level="7" text:style-name="WW8Num6z0" text:bullet-char="●">
        <style:list-level-properties text:space-before="4.445cm" text:min-label-width="0.635cm"/>
        <style:text-properties style:font-name="StarSymbol1"/>
      </text:list-level-style-bullet>
      <text:list-level-style-bullet text:level="8" text:style-name="WW8Num6z1" text:bullet-char="">
        <style:list-level-properties text:space-before="5.08cm" text:min-label-width="0.635cm"/>
        <style:text-properties style:font-name="Wingdings 2"/>
      </text:list-level-style-bullet>
      <text:list-level-style-bullet text:level="9" text:style-name="WW8Num6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tarSymbol1"/>
      </text:list-level-style-bullet>
      <text:list-level-style-bullet text:level="2" text:style-name="WW8Num7z1" text:bullet-char="">
        <style:list-level-properties text:space-before="1.27cm" text:min-label-width="0.635cm"/>
        <style:text-properties style:font-name="Wingdings 2"/>
      </text:list-level-style-bullet>
      <text:list-level-style-bullet text:level="3" text:style-name="WW8Num7z0" text:bullet-char="■">
        <style:list-level-properties text:space-before="1.905cm" text:min-label-width="0.635cm"/>
        <style:text-properties style:font-name="StarSymbol1"/>
      </text:list-level-style-bullet>
      <text:list-level-style-bullet text:level="4" text:style-name="WW8Num7z0" text:bullet-char="●">
        <style:list-level-properties text:space-before="2.54cm" text:min-label-width="0.635cm"/>
        <style:text-properties style:font-name="StarSymbol1"/>
      </text:list-level-style-bullet>
      <text:list-level-style-bullet text:level="5" text:style-name="WW8Num7z1" text:bullet-char="">
        <style:list-level-properties text:space-before="3.175cm" text:min-label-width="0.635cm"/>
        <style:text-properties style:font-name="Wingdings 2"/>
      </text:list-level-style-bullet>
      <text:list-level-style-bullet text:level="6" text:style-name="WW8Num7z0" text:bullet-char="■">
        <style:list-level-properties text:space-before="3.81cm" text:min-label-width="0.635cm"/>
        <style:text-properties style:font-name="StarSymbol1"/>
      </text:list-level-style-bullet>
      <text:list-level-style-bullet text:level="7" text:style-name="WW8Num7z0" text:bullet-char="●">
        <style:list-level-properties text:space-before="4.445cm" text:min-label-width="0.635cm"/>
        <style:text-properties style:font-name="StarSymbol1"/>
      </text:list-level-style-bullet>
      <text:list-level-style-bullet text:level="8" text:style-name="WW8Num7z1" text:bullet-char="">
        <style:list-level-properties text:space-before="5.08cm" text:min-label-width="0.635cm"/>
        <style:text-properties style:font-name="Wingdings 2"/>
      </text:list-level-style-bullet>
      <text:list-level-style-bullet text:level="9" text:style-name="WW8Num7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tarSymbol1"/>
      </text:list-level-style-bullet>
      <text:list-level-style-bullet text:level="2" text:style-name="WW8Num8z1" text:bullet-char="">
        <style:list-level-properties text:space-before="1.27cm" text:min-label-width="0.635cm"/>
        <style:text-properties style:font-name="Wingdings 2"/>
      </text:list-level-style-bullet>
      <text:list-level-style-bullet text:level="3" text:style-name="WW8Num8z0" text:bullet-char="■">
        <style:list-level-properties text:space-before="1.905cm" text:min-label-width="0.635cm"/>
        <style:text-properties style:font-name="StarSymbol1"/>
      </text:list-level-style-bullet>
      <text:list-level-style-bullet text:level="4" text:style-name="WW8Num8z0" text:bullet-char="●">
        <style:list-level-properties text:space-before="2.54cm" text:min-label-width="0.635cm"/>
        <style:text-properties style:font-name="StarSymbol1"/>
      </text:list-level-style-bullet>
      <text:list-level-style-bullet text:level="5" text:style-name="WW8Num8z1" text:bullet-char="">
        <style:list-level-properties text:space-before="3.175cm" text:min-label-width="0.635cm"/>
        <style:text-properties style:font-name="Wingdings 2"/>
      </text:list-level-style-bullet>
      <text:list-level-style-bullet text:level="6" text:style-name="WW8Num8z0" text:bullet-char="■">
        <style:list-level-properties text:space-before="3.81cm" text:min-label-width="0.635cm"/>
        <style:text-properties style:font-name="StarSymbol1"/>
      </text:list-level-style-bullet>
      <text:list-level-style-bullet text:level="7" text:style-name="WW8Num8z0" text:bullet-char="●">
        <style:list-level-properties text:space-before="4.445cm" text:min-label-width="0.635cm"/>
        <style:text-properties style:font-name="StarSymbol1"/>
      </text:list-level-style-bullet>
      <text:list-level-style-bullet text:level="8" text:style-name="WW8Num8z1" text:bullet-char="">
        <style:list-level-properties text:space-before="5.08cm" text:min-label-width="0.635cm"/>
        <style:text-properties style:font-name="Wingdings 2"/>
      </text:list-level-style-bullet>
      <text:list-level-style-bullet text:level="9" text:style-name="WW8Num8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0.635cm" text:min-label-width="0.635cm"/>
        <style:text-properties style:font-name="StarSymbol1"/>
      </text:list-level-style-bullet>
      <text:list-level-style-bullet text:level="2" text:style-name="WW8Num9z1" text:bullet-char="">
        <style:list-level-properties text:space-before="1.27cm" text:min-label-width="0.635cm"/>
        <style:text-properties style:font-name="Wingdings 2"/>
      </text:list-level-style-bullet>
      <text:list-level-style-bullet text:level="3" text:style-name="WW8Num9z0" text:bullet-char="■">
        <style:list-level-properties text:space-before="1.905cm" text:min-label-width="0.635cm"/>
        <style:text-properties style:font-name="StarSymbol1"/>
      </text:list-level-style-bullet>
      <text:list-level-style-bullet text:level="4" text:style-name="WW8Num9z0" text:bullet-char="●">
        <style:list-level-properties text:space-before="2.54cm" text:min-label-width="0.635cm"/>
        <style:text-properties style:font-name="StarSymbol1"/>
      </text:list-level-style-bullet>
      <text:list-level-style-bullet text:level="5" text:style-name="WW8Num9z1" text:bullet-char="">
        <style:list-level-properties text:space-before="3.175cm" text:min-label-width="0.635cm"/>
        <style:text-properties style:font-name="Wingdings 2"/>
      </text:list-level-style-bullet>
      <text:list-level-style-bullet text:level="6" text:style-name="WW8Num9z0" text:bullet-char="■">
        <style:list-level-properties text:space-before="3.81cm" text:min-label-width="0.635cm"/>
        <style:text-properties style:font-name="StarSymbol1"/>
      </text:list-level-style-bullet>
      <text:list-level-style-bullet text:level="7" text:style-name="WW8Num9z0" text:bullet-char="●">
        <style:list-level-properties text:space-before="4.445cm" text:min-label-width="0.635cm"/>
        <style:text-properties style:font-name="StarSymbol1"/>
      </text:list-level-style-bullet>
      <text:list-level-style-bullet text:level="8" text:style-name="WW8Num9z1" text:bullet-char="">
        <style:list-level-properties text:space-before="5.08cm" text:min-label-width="0.635cm"/>
        <style:text-properties style:font-name="Wingdings 2"/>
      </text:list-level-style-bullet>
      <text:list-level-style-bullet text:level="9" text:style-name="WW8Num9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tarSymbol1"/>
      </text:list-level-style-bullet>
      <text:list-level-style-bullet text:level="2" text:style-name="WW8Num10z1" text:bullet-char="">
        <style:list-level-properties text:space-before="1.27cm" text:min-label-width="0.635cm"/>
        <style:text-properties style:font-name="Wingdings 2"/>
      </text:list-level-style-bullet>
      <text:list-level-style-bullet text:level="3" text:style-name="WW8Num10z0" text:bullet-char="■">
        <style:list-level-properties text:space-before="1.905cm" text:min-label-width="0.635cm"/>
        <style:text-properties style:font-name="StarSymbol1"/>
      </text:list-level-style-bullet>
      <text:list-level-style-bullet text:level="4" text:style-name="WW8Num10z0" text:bullet-char="●">
        <style:list-level-properties text:space-before="2.54cm" text:min-label-width="0.635cm"/>
        <style:text-properties style:font-name="StarSymbol1"/>
      </text:list-level-style-bullet>
      <text:list-level-style-bullet text:level="5" text:style-name="WW8Num10z1" text:bullet-char="">
        <style:list-level-properties text:space-before="3.175cm" text:min-label-width="0.635cm"/>
        <style:text-properties style:font-name="Wingdings 2"/>
      </text:list-level-style-bullet>
      <text:list-level-style-bullet text:level="6" text:style-name="WW8Num10z0" text:bullet-char="■">
        <style:list-level-properties text:space-before="3.81cm" text:min-label-width="0.635cm"/>
        <style:text-properties style:font-name="StarSymbol1"/>
      </text:list-level-style-bullet>
      <text:list-level-style-bullet text:level="7" text:style-name="WW8Num10z0" text:bullet-char="●">
        <style:list-level-properties text:space-before="4.445cm" text:min-label-width="0.635cm"/>
        <style:text-properties style:font-name="StarSymbol1"/>
      </text:list-level-style-bullet>
      <text:list-level-style-bullet text:level="8" text:style-name="WW8Num10z1" text:bullet-char="">
        <style:list-level-properties text:space-before="5.08cm" text:min-label-width="0.635cm"/>
        <style:text-properties style:font-name="Wingdings 2"/>
      </text:list-level-style-bullet>
      <text:list-level-style-bullet text:level="9" text:style-name="WW8Num10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tarSymbol1"/>
      </text:list-level-style-bullet>
      <text:list-level-style-bullet text:level="2" text:style-name="WW8Num11z1" text:bullet-char="">
        <style:list-level-properties text:space-before="1.27cm" text:min-label-width="0.635cm"/>
        <style:text-properties style:font-name="Wingdings 2"/>
      </text:list-level-style-bullet>
      <text:list-level-style-bullet text:level="3" text:style-name="WW8Num11z0" text:bullet-char="■">
        <style:list-level-properties text:space-before="1.905cm" text:min-label-width="0.635cm"/>
        <style:text-properties style:font-name="StarSymbol1"/>
      </text:list-level-style-bullet>
      <text:list-level-style-bullet text:level="4" text:style-name="WW8Num11z0" text:bullet-char="●">
        <style:list-level-properties text:space-before="2.54cm" text:min-label-width="0.635cm"/>
        <style:text-properties style:font-name="StarSymbol1"/>
      </text:list-level-style-bullet>
      <text:list-level-style-bullet text:level="5" text:style-name="WW8Num11z1" text:bullet-char="">
        <style:list-level-properties text:space-before="3.175cm" text:min-label-width="0.635cm"/>
        <style:text-properties style:font-name="Wingdings 2"/>
      </text:list-level-style-bullet>
      <text:list-level-style-bullet text:level="6" text:style-name="WW8Num11z0" text:bullet-char="■">
        <style:list-level-properties text:space-before="3.81cm" text:min-label-width="0.635cm"/>
        <style:text-properties style:font-name="StarSymbol1"/>
      </text:list-level-style-bullet>
      <text:list-level-style-bullet text:level="7" text:style-name="WW8Num11z0" text:bullet-char="●">
        <style:list-level-properties text:space-before="4.445cm" text:min-label-width="0.635cm"/>
        <style:text-properties style:font-name="StarSymbol1"/>
      </text:list-level-style-bullet>
      <text:list-level-style-bullet text:level="8" text:style-name="WW8Num11z1" text:bullet-char="">
        <style:list-level-properties text:space-before="5.08cm" text:min-label-width="0.635cm"/>
        <style:text-properties style:font-name="Wingdings 2"/>
      </text:list-level-style-bullet>
      <text:list-level-style-bullet text:level="9" text:style-name="WW8Num11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tarSymbol1"/>
      </text:list-level-style-bullet>
      <text:list-level-style-bullet text:level="2" text:style-name="WW8Num12z1" text:bullet-char="">
        <style:list-level-properties text:space-before="1.27cm" text:min-label-width="0.635cm"/>
        <style:text-properties style:font-name="Wingdings 2"/>
      </text:list-level-style-bullet>
      <text:list-level-style-bullet text:level="3" text:style-name="WW8Num12z0" text:bullet-char="■">
        <style:list-level-properties text:space-before="1.905cm" text:min-label-width="0.635cm"/>
        <style:text-properties style:font-name="StarSymbol1"/>
      </text:list-level-style-bullet>
      <text:list-level-style-bullet text:level="4" text:style-name="WW8Num12z0" text:bullet-char="●">
        <style:list-level-properties text:space-before="2.54cm" text:min-label-width="0.635cm"/>
        <style:text-properties style:font-name="StarSymbol1"/>
      </text:list-level-style-bullet>
      <text:list-level-style-bullet text:level="5" text:style-name="WW8Num12z1" text:bullet-char="">
        <style:list-level-properties text:space-before="3.175cm" text:min-label-width="0.635cm"/>
        <style:text-properties style:font-name="Wingdings 2"/>
      </text:list-level-style-bullet>
      <text:list-level-style-bullet text:level="6" text:style-name="WW8Num12z0" text:bullet-char="■">
        <style:list-level-properties text:space-before="3.81cm" text:min-label-width="0.635cm"/>
        <style:text-properties style:font-name="StarSymbol1"/>
      </text:list-level-style-bullet>
      <text:list-level-style-bullet text:level="7" text:style-name="WW8Num12z0" text:bullet-char="●">
        <style:list-level-properties text:space-before="4.445cm" text:min-label-width="0.635cm"/>
        <style:text-properties style:font-name="StarSymbol1"/>
      </text:list-level-style-bullet>
      <text:list-level-style-bullet text:level="8" text:style-name="WW8Num12z1" text:bullet-char="">
        <style:list-level-properties text:space-before="5.08cm" text:min-label-width="0.635cm"/>
        <style:text-properties style:font-name="Wingdings 2"/>
      </text:list-level-style-bullet>
      <text:list-level-style-bullet text:level="9" text:style-name="WW8Num12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tarSymbol1"/>
      </text:list-level-style-bullet>
      <text:list-level-style-bullet text:level="2" text:style-name="WW8Num13z1" text:bullet-char="">
        <style:list-level-properties text:space-before="1.27cm" text:min-label-width="0.635cm"/>
        <style:text-properties style:font-name="Wingdings 2"/>
      </text:list-level-style-bullet>
      <text:list-level-style-bullet text:level="3" text:style-name="WW8Num13z0" text:bullet-char="■">
        <style:list-level-properties text:space-before="1.905cm" text:min-label-width="0.635cm"/>
        <style:text-properties style:font-name="StarSymbol1"/>
      </text:list-level-style-bullet>
      <text:list-level-style-bullet text:level="4" text:style-name="WW8Num13z0" text:bullet-char="●">
        <style:list-level-properties text:space-before="2.54cm" text:min-label-width="0.635cm"/>
        <style:text-properties style:font-name="StarSymbol1"/>
      </text:list-level-style-bullet>
      <text:list-level-style-bullet text:level="5" text:style-name="WW8Num13z1" text:bullet-char="">
        <style:list-level-properties text:space-before="3.175cm" text:min-label-width="0.635cm"/>
        <style:text-properties style:font-name="Wingdings 2"/>
      </text:list-level-style-bullet>
      <text:list-level-style-bullet text:level="6" text:style-name="WW8Num13z0" text:bullet-char="■">
        <style:list-level-properties text:space-before="3.81cm" text:min-label-width="0.635cm"/>
        <style:text-properties style:font-name="StarSymbol1"/>
      </text:list-level-style-bullet>
      <text:list-level-style-bullet text:level="7" text:style-name="WW8Num13z0" text:bullet-char="●">
        <style:list-level-properties text:space-before="4.445cm" text:min-label-width="0.635cm"/>
        <style:text-properties style:font-name="StarSymbol1"/>
      </text:list-level-style-bullet>
      <text:list-level-style-bullet text:level="8" text:style-name="WW8Num13z1" text:bullet-char="">
        <style:list-level-properties text:space-before="5.08cm" text:min-label-width="0.635cm"/>
        <style:text-properties style:font-name="Wingdings 2"/>
      </text:list-level-style-bullet>
      <text:list-level-style-bullet text:level="9" text:style-name="WW8Num13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space-before="0.635cm" text:min-label-width="0.635cm"/>
        <style:text-properties style:font-name="StarSymbol1"/>
      </text:list-level-style-bullet>
      <text:list-level-style-bullet text:level="2" text:style-name="WW8Num14z1" text:bullet-char="">
        <style:list-level-properties text:space-before="1.27cm" text:min-label-width="0.635cm"/>
        <style:text-properties style:font-name="Wingdings 2"/>
      </text:list-level-style-bullet>
      <text:list-level-style-bullet text:level="3" text:style-name="WW8Num14z0" text:bullet-char="■">
        <style:list-level-properties text:space-before="1.905cm" text:min-label-width="0.635cm"/>
        <style:text-properties style:font-name="StarSymbol1"/>
      </text:list-level-style-bullet>
      <text:list-level-style-bullet text:level="4" text:style-name="WW8Num14z0" text:bullet-char="●">
        <style:list-level-properties text:space-before="2.54cm" text:min-label-width="0.635cm"/>
        <style:text-properties style:font-name="StarSymbol1"/>
      </text:list-level-style-bullet>
      <text:list-level-style-bullet text:level="5" text:style-name="WW8Num14z1" text:bullet-char="">
        <style:list-level-properties text:space-before="3.175cm" text:min-label-width="0.635cm"/>
        <style:text-properties style:font-name="Wingdings 2"/>
      </text:list-level-style-bullet>
      <text:list-level-style-bullet text:level="6" text:style-name="WW8Num14z0" text:bullet-char="■">
        <style:list-level-properties text:space-before="3.81cm" text:min-label-width="0.635cm"/>
        <style:text-properties style:font-name="StarSymbol1"/>
      </text:list-level-style-bullet>
      <text:list-level-style-bullet text:level="7" text:style-name="WW8Num14z0" text:bullet-char="●">
        <style:list-level-properties text:space-before="4.445cm" text:min-label-width="0.635cm"/>
        <style:text-properties style:font-name="StarSymbol1"/>
      </text:list-level-style-bullet>
      <text:list-level-style-bullet text:level="8" text:style-name="WW8Num14z1" text:bullet-char="">
        <style:list-level-properties text:space-before="5.08cm" text:min-label-width="0.635cm"/>
        <style:text-properties style:font-name="Wingdings 2"/>
      </text:list-level-style-bullet>
      <text:list-level-style-bullet text:level="9" text:style-name="WW8Num14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space-before="0.635cm" text:min-label-width="0.635cm"/>
        <style:text-properties style:font-name="StarSymbol1"/>
      </text:list-level-style-bullet>
      <text:list-level-style-bullet text:level="2" text:style-name="WW8Num15z1" text:bullet-char="">
        <style:list-level-properties text:space-before="1.27cm" text:min-label-width="0.635cm"/>
        <style:text-properties style:font-name="Wingdings 2"/>
      </text:list-level-style-bullet>
      <text:list-level-style-bullet text:level="3" text:style-name="WW8Num15z0" text:bullet-char="■">
        <style:list-level-properties text:space-before="1.905cm" text:min-label-width="0.635cm"/>
        <style:text-properties style:font-name="StarSymbol1"/>
      </text:list-level-style-bullet>
      <text:list-level-style-bullet text:level="4" text:style-name="WW8Num15z0" text:bullet-char="●">
        <style:list-level-properties text:space-before="2.54cm" text:min-label-width="0.635cm"/>
        <style:text-properties style:font-name="StarSymbol1"/>
      </text:list-level-style-bullet>
      <text:list-level-style-bullet text:level="5" text:style-name="WW8Num15z1" text:bullet-char="">
        <style:list-level-properties text:space-before="3.175cm" text:min-label-width="0.635cm"/>
        <style:text-properties style:font-name="Wingdings 2"/>
      </text:list-level-style-bullet>
      <text:list-level-style-bullet text:level="6" text:style-name="WW8Num15z0" text:bullet-char="■">
        <style:list-level-properties text:space-before="3.81cm" text:min-label-width="0.635cm"/>
        <style:text-properties style:font-name="StarSymbol1"/>
      </text:list-level-style-bullet>
      <text:list-level-style-bullet text:level="7" text:style-name="WW8Num15z0" text:bullet-char="●">
        <style:list-level-properties text:space-before="4.445cm" text:min-label-width="0.635cm"/>
        <style:text-properties style:font-name="StarSymbol1"/>
      </text:list-level-style-bullet>
      <text:list-level-style-bullet text:level="8" text:style-name="WW8Num15z1" text:bullet-char="">
        <style:list-level-properties text:space-before="5.08cm" text:min-label-width="0.635cm"/>
        <style:text-properties style:font-name="Wingdings 2"/>
      </text:list-level-style-bullet>
      <text:list-level-style-bullet text:level="9" text:style-name="WW8Num15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tarSymbol1"/>
      </text:list-level-style-bullet>
      <text:list-level-style-bullet text:level="2" text:style-name="WW8Num16z1" text:bullet-char="">
        <style:list-level-properties text:space-before="1.27cm" text:min-label-width="0.635cm"/>
        <style:text-properties style:font-name="Wingdings 2"/>
      </text:list-level-style-bullet>
      <text:list-level-style-bullet text:level="3" text:style-name="WW8Num16z0" text:bullet-char="■">
        <style:list-level-properties text:space-before="1.905cm" text:min-label-width="0.635cm"/>
        <style:text-properties style:font-name="StarSymbol1"/>
      </text:list-level-style-bullet>
      <text:list-level-style-bullet text:level="4" text:style-name="WW8Num16z0" text:bullet-char="●">
        <style:list-level-properties text:space-before="2.54cm" text:min-label-width="0.635cm"/>
        <style:text-properties style:font-name="StarSymbol1"/>
      </text:list-level-style-bullet>
      <text:list-level-style-bullet text:level="5" text:style-name="WW8Num16z1" text:bullet-char="">
        <style:list-level-properties text:space-before="3.175cm" text:min-label-width="0.635cm"/>
        <style:text-properties style:font-name="Wingdings 2"/>
      </text:list-level-style-bullet>
      <text:list-level-style-bullet text:level="6" text:style-name="WW8Num16z0" text:bullet-char="■">
        <style:list-level-properties text:space-before="3.81cm" text:min-label-width="0.635cm"/>
        <style:text-properties style:font-name="StarSymbol1"/>
      </text:list-level-style-bullet>
      <text:list-level-style-bullet text:level="7" text:style-name="WW8Num16z0" text:bullet-char="●">
        <style:list-level-properties text:space-before="4.445cm" text:min-label-width="0.635cm"/>
        <style:text-properties style:font-name="StarSymbol1"/>
      </text:list-level-style-bullet>
      <text:list-level-style-bullet text:level="8" text:style-name="WW8Num16z1" text:bullet-char="">
        <style:list-level-properties text:space-before="5.08cm" text:min-label-width="0.635cm"/>
        <style:text-properties style:font-name="Wingdings 2"/>
      </text:list-level-style-bullet>
      <text:list-level-style-bullet text:level="9" text:style-name="WW8Num16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space-before="0.635cm" text:min-label-width="0.635cm"/>
        <style:text-properties style:font-name="StarSymbol1"/>
      </text:list-level-style-bullet>
      <text:list-level-style-bullet text:level="2" text:style-name="WW8Num17z1" text:bullet-char="">
        <style:list-level-properties text:space-before="1.27cm" text:min-label-width="0.635cm"/>
        <style:text-properties style:font-name="Wingdings 2"/>
      </text:list-level-style-bullet>
      <text:list-level-style-bullet text:level="3" text:style-name="WW8Num17z0" text:bullet-char="■">
        <style:list-level-properties text:space-before="1.905cm" text:min-label-width="0.635cm"/>
        <style:text-properties style:font-name="StarSymbol1"/>
      </text:list-level-style-bullet>
      <text:list-level-style-bullet text:level="4" text:style-name="WW8Num17z0" text:bullet-char="●">
        <style:list-level-properties text:space-before="2.54cm" text:min-label-width="0.635cm"/>
        <style:text-properties style:font-name="StarSymbol1"/>
      </text:list-level-style-bullet>
      <text:list-level-style-bullet text:level="5" text:style-name="WW8Num17z1" text:bullet-char="">
        <style:list-level-properties text:space-before="3.175cm" text:min-label-width="0.635cm"/>
        <style:text-properties style:font-name="Wingdings 2"/>
      </text:list-level-style-bullet>
      <text:list-level-style-bullet text:level="6" text:style-name="WW8Num17z0" text:bullet-char="■">
        <style:list-level-properties text:space-before="3.81cm" text:min-label-width="0.635cm"/>
        <style:text-properties style:font-name="StarSymbol1"/>
      </text:list-level-style-bullet>
      <text:list-level-style-bullet text:level="7" text:style-name="WW8Num17z0" text:bullet-char="●">
        <style:list-level-properties text:space-before="4.445cm" text:min-label-width="0.635cm"/>
        <style:text-properties style:font-name="StarSymbol1"/>
      </text:list-level-style-bullet>
      <text:list-level-style-bullet text:level="8" text:style-name="WW8Num17z1" text:bullet-char="">
        <style:list-level-properties text:space-before="5.08cm" text:min-label-width="0.635cm"/>
        <style:text-properties style:font-name="Wingdings 2"/>
      </text:list-level-style-bullet>
      <text:list-level-style-bullet text:level="9" text:style-name="WW8Num17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Tableau38" style:family="table">
      <style:table-properties style:width="17.03cm" table:align="left" style:writing-mode="lr-tb"/>
    </style:style>
    <style:style style:name="Tableau38.A" style:family="table-column">
      <style:table-column-properties style:column-width="5.479cm"/>
    </style:style>
    <style:style style:name="Tableau38.B" style:family="table-column">
      <style:table-column-properties style:column-width="5.853cm"/>
    </style:style>
    <style:style style:name="Tableau38.C" style:family="table-column">
      <style:table-column-properties style:column-width="5.699cm"/>
    </style:style>
    <style:style style:name="Tableau38.1" style:family="table-row">
      <style:table-row-properties style:min-row-height="2.004cm" fo:keep-together="auto"/>
    </style:style>
    <style:style style:name="Tableau38.A1" style:family="table-cell">
      <style:table-cell-properties style:vertical-align="top" fo:padding="0.097cm" fo:border-left="0.05pt solid #000000" fo:border-right="none" fo:border-top="0.05pt solid #000000" fo:border-bottom="0.05pt solid #000000"/>
    </style:style>
    <style:style style:name="Tableau38.B1" style:family="table-cell">
      <style:table-cell-properties style:vertical-align="middle" fo:padding="0.097cm" fo:border-left="0.05pt solid #000000" fo:border-right="none" fo:border-top="0.05pt solid #000000" fo:border-bottom="0.05pt solid #000000"/>
    </style:style>
    <style:style style:name="Tableau38.C1" style:family="table-cell">
      <style:table-cell-properties style:vertical-align="top" fo:padding="0.097cm" fo:border="0.05pt solid #000000"/>
    </style:style>
    <style:style style:name="MP1" style:family="paragraph" style:parent-style-name="Table_20_Contents">
      <style:paragraph-properties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P2" style:family="paragraph">
      <loext:graphic-properties draw:fill="none"/>
      <style:paragraph-properties fo:text-align="center"/>
    </style:style>
    <style:style style:name="MP3" style:family="paragraph" style:parent-style-name="Table_20_Contents">
      <style:paragraph-properties fo:text-align="center" style:justify-single-word="false" style:snap-to-layout-grid="false"/>
      <style:text-properties style:use-window-font-color="true" fo:font-size="12pt" officeooo:rsid="001aef14" officeooo:paragraph-rsid="001aef14" style:font-name-asian="Andale Sans UI1" style:font-size-asian="12pt" style:language-asian="fr" style:country-asian="FR" style:font-name-complex="Lucidasans" style:font-size-complex="12pt" style:language-complex="fr" style:country-complex="FR"/>
    </style:style>
    <style:style style:name="MP4" style:family="paragraph" style:parent-style-name="Table_20_Contents">
      <style:paragraph-properties fo:text-align="end"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P5" style:family="paragraph" style:parent-style-name="Table_20_Contents">
      <style:paragraph-properties fo:text-align="end"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T1" style:family="text">
      <style:text-properties officeooo:rsid="002b35cc"/>
    </style:style>
    <style:style style:name="MT2" style:family="text">
      <style:text-properties officeooo:rsid="00096f67"/>
    </style:style>
    <style:style style:name="MT3" style:family="text">
      <style:text-properties officeooo:rsid="001502f1"/>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3.66cm" fo:margin-left="0cm" fo:margin-right="0cm" fo:margin-bottom="3.561cm" style:dynamic-spacing="true"/>
      </style:header-style>
      <style:footer-style>
        <style:header-footer-properties fo:min-height="1cm" fo:margin-left="0cm" fo:margin-right="0cm" fo:margin-top="0.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au38" table:style-name="Tableau38">
          <table:table-column table:style-name="Tableau38.A"/>
          <table:table-column table:style-name="Tableau38.B"/>
          <table:table-column table:style-name="Tableau38.C"/>
          <table:table-header-rows>
            <table:table-row table:style-name="Tableau38.1">
              <table:table-cell table:style-name="Tableau38.A1" office:value-type="string">
                <text:p text:style-name="MP1"><draw:frame text:anchor-type="paragraph" draw:z-index="7" draw:name="Forme1" draw:style-name="Mgr1" draw:text-style-name="MP2" svg:width="5.301cm" svg:height="1.892cm" svg:x="0cm" svg:y="0cm"><draw:image xlink:href="Pictures/100002010000063000000235149F9754349BF83C.png" xlink:type="simple" xlink:show="embed" xlink:actuate="onLoad"><text:p/></draw:image></draw:frame></text:p>
              </table:table-cell>
              <table:table-cell table:style-name="Tableau38.B1" office:value-type="string">
                <text:p text:style-name="MP3">Logiciel Pyramidion</text:p>
              </table:table-cell>
              <table:table-cell table:style-name="Tableau38.C1" office:value-type="string">
                <text:p text:style-name="MP4">Version: 1.<text:span text:style-name="MT1">1</text:span></text:p>
                <text:p text:style-name="MP5"/>
                <text:p text:style-name="MP5">Aut<text:span text:style-name="MT2">eur</text:span>: Pierre <text:span text:style-name="MT3">Ficheux</text:span></text:p>
                <text:p text:style-name="Table_20_Contents"/>
              </table:table-cell>
            </table:table-row>
          </table:table-header-rows>
        </table:table>
        <text:p text:style-name="Standard"><text:s/></text:p>
      </style:header>
      <style:footer>
        <text:p text:style-name="Footer"><text:page-number text:select-page="current">8</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6-08-17T15:59:00</meta:creation-date>
    <dc:date>2019-04-10T17:02:52.760596844</dc:date>
    <meta:printed-by>Pierre Ficheux</meta:printed-by>
    <meta:print-date>2007-09-13T10:49:05</meta:print-date>
    <meta:editing-cycles>1629</meta:editing-cycles>
    <meta:editing-duration>P6DT9H53M33S</meta:editing-duration>
    <dc:creator>Pierre FICHEUX</dc:creator>
    <meta:document-statistic meta:table-count="2" meta:image-count="0" meta:object-count="0" meta:page-count="8" meta:paragraph-count="123" meta:word-count="1173" meta:character-count="8017" meta:non-whitespace-character-count="6424"/>
    <meta:user-defined meta:name="Info 1"/>
    <meta:user-defined meta:name="Info 2"/>
    <meta:user-defined meta:name="Info 3"/>
    <meta:user-defined meta:name="Info 4"/>
  </office:meta>
</office:document-meta>
</file>